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24pt" style:font-size-asian="24pt" style:font-size-complex="24pt"/>
    </style:style>
    <style:style style:name="P3" style:family="paragraph" style:parent-style-name="Standard">
      <style:text-properties style:font-name="DejaVu Sans" fo:font-style="italic" style:font-style-asian="italic" style:font-style-complex="italic"/>
    </style:style>
    <style:style style:name="P4" style:family="paragraph" style:parent-style-name="Standard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DejaVu Sans" fo:font-style="normal" style:font-style-asian="normal" style:font-style-complex="normal"/>
    </style:style>
    <style:style style:name="P7" style:family="paragraph" style:parent-style-name="Standard">
      <style:text-properties style:font-name="DejaVu Sans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.3055in" style:auto-text-indent="false"/>
      <style:text-properties style:font-name="DejaVu Sans" fo:font-style="normal" style:font-style-asian="normal" style:font-style-complex="normal"/>
    </style:style>
    <style:style style:name="P9" style:family="paragraph" style:parent-style-name="Standard">
      <style:paragraph-properties fo:margin-left="0in" fo:margin-right="0in" fo:text-indent="0.305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left="0in" fo:margin-right="0in" fo:text-indent="0.305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.3055in" style:auto-text-indent="false"/>
      <style:text-properties style:font-name="DejaVu Sans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.3173in" style:auto-text-indent="false"/>
      <style:text-properties style:font-name="DejaVu Sans" fo:font-style="normal" style:font-style-asian="normal" style:font-style-complex="normal"/>
    </style:style>
    <style:style style:name="P13" style:family="paragraph" style:parent-style-name="Standard">
      <style:paragraph-properties fo:margin-left="0in" fo:margin-right="0in" fo:text-indent="0.2827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DejaVu Sans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 Bolton</text:p>
      <text:p text:style-name="P1"/>
      <text:p text:style-name="P2">Lab 8 Test Report</text:p>
      <text:p text:style-name="P7"/>
      <text:p text:style-name="P7">In this lab, I completed the following: the program counter subcircuit, the memory address register, the instruction register, the RAM, and part of the controller sequencer. Before the end of next lab I have to complete the controller/sequencer and all remaining test cases for it.</text:p>
      <text:p text:style-name="P1"/>
      <text:p text:style-name="P4">Program Counter</text:p>
      <text:p text:style-name="P3"/>
      <text:p text:style-name="P3">Counting</text:p>
      <text:p text:style-name="P8">Cp is high, Ep is high, and CLR is high:</text:p>
      <text:p text:style-name="P8">W Bus reads XXXX0000</text:p>
      <text:p text:style-name="P8">One clock:</text:p>
      <text:p text:style-name="P8">W Bus: XXXX0001</text:p>
      <text:p text:style-name="P8">Two clocks:</text:p>
      <text:p text:style-name="P8">W Bus: XXXX0010</text:p>
      <text:p text:style-name="P6"/>
      <text:p text:style-name="P3">Clearing</text:p>
      <text:p text:style-name="P12">Cp is low, Ep is low, and CLR is low:</text:p>
      <text:p text:style-name="P12">W Bus reads XXXX0000</text:p>
      <text:p text:style-name="P6"/>
      <text:p text:style-name="P4">Memory Address Register</text:p>
      <text:p text:style-name="P4"/>
      <text:p text:style-name="P5">Loading</text:p>
      <text:p text:style-name="P13">W Bus: 00001011</text:p>
      <text:p text:style-name="P13">Lm is low</text:p>
      <text:p text:style-name="P13">One clock:</text:p>
      <text:p text:style-name="P13">MAR output: 1011</text:p>
      <text:p text:style-name="P13"/>
      <text:p text:style-name="P15">Instruction Register</text:p>
      <text:p text:style-name="P15"/>
      <text:p text:style-name="P16">Loading</text:p>
      <text:p text:style-name="P9">W Bus: 10101011</text:p>
      <text:p text:style-name="P9">Li is low</text:p>
      <text:p text:style-name="P9">One clock:</text:p>
      <text:p text:style-name="P9">IR Bus output: 1011</text:p>
      <text:p text:style-name="P9">IR C/S output: 1010</text:p>
      <text:p text:style-name="P14"/>
      <text:p text:style-name="P16">Clearing</text:p>
      <text:p text:style-name="P9">CLR is high</text:p>
      <text:p text:style-name="P9">IR Bus output: 0000</text:p>
      <text:p text:style-name="P9">IR C/S output: 0000</text:p>
      <text:p text:style-name="P14"/>
      <text:p text:style-name="P16">Loading to MAR</text:p>
      <text:p text:style-name="P9">IR Bus output: 1110</text:p>
      <text:p text:style-name="P9"><text:soft-page-break/>Lm is low, Li is high, Ei is low, one clock:</text:p>
      <text:p text:style-name="P9">MAR output: 1110</text:p>
      <text:p text:style-name="P14"/>
      <text:p text:style-name="P15"/>
      <text:p text:style-name="P15"/>
      <text:p text:style-name="P15">RAM</text:p>
      <text:p text:style-name="P15"/>
      <text:p text:style-name="P16">PC to MAR to RAM</text:p>
      <text:p text:style-name="P11">Goal: put RAM contents at memory address B (A9) <text:s/>onto output display.</text:p>
      <text:list xml:id="list899825997" text:style-name="L1">
        <text:list-item>
          <text:p text:style-name="P10">Clear PC</text:p>
        </text:list-item>
        <text:list-item>
          <text:p text:style-name="P10">Ep high, CP high</text:p>
        </text:list-item>
        <text:list-item>
          <text:p text:style-name="P10">Clock 11 times.</text:p>
        </text:list-item>
        <text:list-item>
          <text:p text:style-name="P10">W Bus lower nibble: 1011B = 11D = BH</text:p>
        </text:list-item>
        <text:list-item>
          <text:p text:style-name="P10">Cp low, Lm low, 1 clock – MAR output = 1011</text:p>
        </text:list-item>
        <text:list-item>
          <text:p text:style-name="P10">CE high, W-Bus: 1010 1001 = A9H</text:p>
        </text:list-item>
        <text:list-item>
          <text:p text:style-name="P10">Lo low, 1 clock – Output display: 1010 1001 = A9H</text:p>
        </text:list-item>
      </text:list>
      <text:p text:style-name="P9"/>
      <text:p text:style-name="P16">Three cycle fetch intruction test</text:p>
      <text:p text:style-name="P14">PC contains 0010</text:p>
      <text:p text:style-name="P14">First clock – PC transferred to MAR</text:p>
      <text:p text:style-name="P14">Second clock – PC incremented to 0011</text:p>
      <text:p text:style-name="P14">(RAM contents at 0010 = ABH)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4T09:17:03</meta:creation-date>
    <dc:date>2010-02-24T10:57:52</dc:date>
    <meta:editing-duration>PT01H40M51S</meta:editing-duration>
    <meta:editing-cycles>24</meta:editing-cycles>
    <meta:generator>OpenOffice.org/3.1$Linux OpenOffice.org_project/310m19$Build-9420</meta:generator>
    <meta:document-statistic meta:table-count="0" meta:image-count="0" meta:object-count="0" meta:page-count="2" meta:paragraph-count="50" meta:word-count="260" meta:character-count="1283"/>
  </office:meta>
</office:document-meta>
</file>